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7.83mm"/>
    </style:style>
    <style:style style:name="co2" style:family="table-column">
      <style:table-column-properties fo:break-before="auto" style:column-width="18.42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12.98mm"/>
    </style:style>
    <style:style style:name="co5" style:family="table-column">
      <style:table-column-properties fo:break-before="auto" style:column-width="15.19mm"/>
    </style:style>
    <style:style style:name="co6" style:family="table-column">
      <style:table-column-properties fo:break-before="auto" style:column-width="11.02mm"/>
    </style:style>
    <style:style style:name="co7" style:family="table-column">
      <style:table-column-properties fo:break-before="auto" style:column-width="43.1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3" table:number-columns-repeated="1013" table:default-cell-style-name="Default"/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konec</text:p>
          </table:table-cell>
          <table:table-cell office:value-type="string" calcext:value-type="string">
            <text:p>název</text:p>
          </table:table-cell>
          <table:table-cell office:value-type="string" calcext:value-type="string">
            <text:p>čas</text:p>
          </table:table-cell>
          <table:table-cell table:number-columns-repeated="101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m krátký</text:p>
          </table:table-cell>
          <table:table-cell table:formula="of:=[.B2]-[.A2]+1" office:value-type="float" office:value="15" calcext:value-type="float">
            <text:p>15</text:p>
          </table:table-cell>
          <table:table-cell/>
          <table:table-cell office:value-type="string" calcext:value-type="string">
            <text:p>Co tvoří akordy</text:p>
          </table:table-cell>
          <table:table-cell office:value-type="string" calcext:value-type="string">
            <text:p>pořadové číslo</text:p>
          </table:table-cell>
          <table:table-cell office:value-type="string" calcext:value-type="string">
            <text:p>slabika</text:p>
          </table:table-cell>
          <table:table-cell office:value-type="string" calcext:value-type="string">
            <text:p>trvání</text:p>
          </table:table-cell>
          <table:table-cell office:value-type="string" calcext:value-type="string">
            <text:p>poznámka</text:p>
          </table:table-cell>
          <table:table-cell table:number-columns-repeated="101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m krátký</text:p>
          </table:table-cell>
          <table:table-cell table:formula="of:=[.B3]-[.A3]+1" office:value-type="float" office:value="15" calcext:value-type="float">
            <text:p>15</text:p>
          </table:table-cell>
          <table:table-cell/>
          <table:table-cell office:value-type="string" calcext:value-type="string">
            <text:p>klidné melodie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 krásné souhlasy, upravit delší</text:p>
          </table:table-cell>
          <table:table-cell table:number-columns-repeated="101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in dlouhý</text:p>
          </table:table-cell>
          <table:table-cell table:formula="of:=[.B4]-[.A4]+1" office:value-type="float" office:value="15" calcext:value-type="float">
            <text:p>15</text:p>
          </table:table-cell>
          <table:table-cell/>
          <table:table-cell office:value-type="string" calcext:value-type="string">
            <text:p>krátké melodie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U, I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 stejné zvuky s jinou slabikou, ideálně pustit trochu posunuté</text:p>
          </table:table-cell>
          <table:table-cell table:number-columns-repeated="101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in krátký</text:p>
          </table:table-cell>
          <table:table-cell table:formula="of:=[.B5]-[.A5]+1" office:value-type="float" office:value="15" calcext:value-type="float">
            <text:p>15</text:p>
          </table:table-cell>
          <table:table-cell/>
          <table:table-cell office:value-type="string" calcext:value-type="string">
            <text:p>krátké melodie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sná je 1, 3 se musí spasovat aby seděla lomem. Bude to krásné.</text:p>
          </table:table-cell>
          <table:table-cell table:number-columns-repeated="101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am dlouhý</text:p>
          </table:table-cell>
          <table:table-cell table:formula="of:=[.B6]-[.A6]+1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a krátký</text:p>
          </table:table-cell>
          <table:table-cell table:formula="of:=[.B7]-[.A7]+1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in krátký</text:p>
          </table:table-cell>
          <table:table-cell table:formula="of:=[.B8]-[.A8]+1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bass drum</text:p>
          </table:table-cell>
          <table:table-cell table:formula="of:=[.B10]-[.A10]+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tars</text:p>
          </table:table-cell>
          <table:table-cell table:formula="of:=[.B11]-[.A11]+1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guitar</text:p>
          </table:table-cell>
          <table:table-cell table:formula="of:=[.B12]-[.A12]+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1023"/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Akord – monolitický</text:p>
          </table:table-cell>
          <table:table-cell table:number-columns-repeated="1020"/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Akord – bi</text:p>
          </table:table-cell>
          <table:table-cell table:number-columns-repeated="1020"/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Akord – simple</text:p>
          </table:table-cell>
          <table:table-cell table:number-columns-repeated="1020"/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Akord – rich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3">00.00.0000</text:date>, <text:time style:data-style-name="N2" text:time-value="09:20:39.839344082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09:54:39.923000000</meta:creation-date>
    <dc:date>2019-03-23T20:45:44.600777487</dc:date>
    <meta:editing-duration>PT11H3M56S</meta:editing-duration>
    <meta:editing-cycles>5</meta:editing-cycles>
    <meta:generator>LibreOffice/6.2.0.3$MacOSX_X86_64 LibreOffice_project/98c6a8a1c6c7b144ce3cc729e34964b47ce25d62</meta:generator>
    <meta:document-statistic meta:table-count="1" meta:cell-count="73" meta:object-count="0"/>
  </office:meta>
</office:document-meta>
</file>